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898350E90E15327.png" manifest:media-type="image/png"/>
  <manifest:file-entry manifest:full-path="Pictures/100002010000055600000300DF9961A3ABEBD9DA.png" manifest:media-type="image/png"/>
  <manifest:file-entry manifest:full-path="Pictures/1000020100000556000003002DF1CFC45C0BC061.png" manifest:media-type="image/png"/>
  <manifest:file-entry manifest:full-path="Pictures/1000020100000556000003004A54355DB0EAB69D.png" manifest:media-type="image/png"/>
  <manifest:file-entry manifest:full-path="Pictures/100002010000055600000300B67589F1E24331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99in, 2.6201in, 1.0535in, 4.86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2146in, 5.5075in, 0.9689in, 4.80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138in, 1.5071in, 0.8618in, 4.995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862in, 0.9075in, 1.7398in, 5.188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0217in, 0.9283in, 3.472in, 4.802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1" text:anchor-type="char" svg:x="0.348in" svg:y="0.1925in" svg:width="4.1354in" svg:height="1.2193in" draw:z-index="0"><draw:image xlink:href="Pictures/100002010000055600000300B67589F1E2433156.png" xlink:type="simple" xlink:show="embed" xlink:actuate="onLoad" draw:mime-type="image/png"/></draw:frame><draw:frame draw:style-name="fr4" draw:name="Image2" text:anchor-type="char" svg:x="0.4835in" svg:y="1.4736in" svg:width="3.9583in" svg:height="2.0311in" draw:z-index="1"><draw:image xlink:href="Pictures/1000020100000556000003004A54355DB0EAB69D.png" xlink:type="simple" xlink:show="embed" xlink:actuate="onLoad" draw:mime-type="image/png"/></draw:frame><draw:frame draw:style-name="fr3" draw:name="Image3" text:anchor-type="char" svg:x="0.6291in" svg:y="3.5043in" svg:width="3.7602in" svg:height="1.9583in" draw:z-index="2"><draw:image xlink:href="Pictures/1000020100000556000003002DF1CFC45C0BC061.png" xlink:type="simple" xlink:show="embed" xlink:actuate="onLoad" draw:mime-type="image/png"/></draw:frame><draw:frame draw:style-name="fr2" draw:name="Image4" text:anchor-type="char" svg:x="0.5272in" svg:y="5.4618in" svg:width="1.9071in" svg:height="2.3437in" draw:z-index="3"><draw:image xlink:href="Pictures/100002010000055600000300DF9961A3ABEBD9DA.png" xlink:type="simple" xlink:show="embed" xlink:actuate="onLoad" draw:mime-type="image/png"/></draw:frame><draw:frame draw:style-name="fr1" draw:name="Image5" text:anchor-type="char" svg:x="0.5272in" svg:y="7.8047in" svg:width="3.2811in" svg:height="2.2709in" draw:z-index="4"><draw:image xlink:href="Pictures/1000020100000556000003005898350E90E153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1:53:12.685683773</meta:creation-date>
    <dc:date>2021-04-21T12:04:58.204524696</dc:date>
    <meta:editing-duration>PT1M28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7.0.3.1$Linux_X86_64 LibreOffice_project/00$Build-1</meta:generator>
  </office:meta>
</office:document-meta>
</file>